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458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ccffcc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99ff99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729fcf" draw:textarea-horizontal-align="justify" draw:textarea-vertical-align="middle" draw:auto-grow-height="fals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25.94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.59cm" svg:height="11.211cm" svg:x="1cm" svg:y="15.516cm">
          <text:p/>
          <draw:enhanced-geometry svg:viewBox="0 0 21600 21600" draw:path-stretchpoint-x="10800" draw:path-stretchpoint-y="10800" draw:text-areas="?f3 ?f4 ?f5 ?f6" draw:type="round-rectangle" draw:modifiers="2023.954568921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5.032cm" svg:height="0.962cm" svg:x="14.716cm" svg:y="15.551cm">
          <draw:text-box>
            <text:p>Web Application</text:p>
          </draw:text-box>
        </draw:frame>
        <draw:custom-shape draw:style-name="gr4" draw:text-style-name="P1" draw:layer="layout" svg:width="19.59cm" svg:height="5.461cm" svg:x="1cm" svg:y="9.574cm">
          <text:p/>
          <draw:enhanced-geometry svg:viewBox="0 0 21600 21600" draw:path-stretchpoint-x="10800" draw:path-stretchpoint-y="10800" draw:text-areas="?f3 ?f4 ?f5 ?f6" draw:type="round-rectangle" draw:modifiers="2023.954568921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4.172cm" svg:height="0.962cm" svg:x="15.859cm" svg:y="9.555cm">
          <draw:text-box>
            <text:p>API Interface</text:p>
          </draw:text-box>
        </draw:frame>
        <draw:custom-shape draw:style-name="gr5" draw:text-style-name="P1" draw:layer="layout" svg:width="19.59cm" svg:height="7.747cm" svg:x="1cm" svg:y="1.3cm">
          <text:p/>
          <draw:enhanced-geometry svg:viewBox="0 0 21600 21600" draw:path-stretchpoint-x="10800" draw:path-stretchpoint-y="10800" draw:text-areas="?f3 ?f4 ?f5 ?f6" draw:type="round-rectangle" draw:modifiers="2023.954568921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4" draw:id="id4" draw:layer="layout" svg:width="9.398cm" svg:height="3.302cm" svg:x="1.127cm" svg:y="10.717cm">
          <text:p text:style-name="P1">The application<text:line-break/>generates an API<text:line-break/>request and sends<text:line-break/>it via HTTP GET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7" draw:text-style-name="P1" xml:id="id1" draw:id="id1" draw:layer="layout" svg:width="7.747cm" svg:height="3.937cm" svg:x="2.016cm" svg:y="16.74cm">
          <text:p text:style-name="P1">Website receives request<text:line-break/>and generates database<text:line-break/>query via mysqli prepared<text:line-break/>statement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xml:id="id7" draw:id="id7" draw:layer="layout" svg:width="6.223cm" svg:height="1.778cm" svg:x="1.208cm" svg:y="1.654cm">
          <text:p text:style-name="P1">User selects a<text:line-break/>category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9" draw:text-style-name="P1" xml:id="id2" draw:id="id2" draw:layer="layout" svg:width="7.874cm" svg:height="3.937cm" svg:x="7.223cm" svg:y="22.255cm">
          <text:p text:style-name="P1">Database receives<text:line-break/>query and returns<text:line-break/>requested data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10" draw:text-style-name="P1" xml:id="id8" draw:id="id8" draw:layer="layout" svg:width="1.143cm" svg:height="1.143cm" svg:x="7.839cm" svg:y="7.75cm">
          <text:p/>
          <draw:enhanced-geometry svg:viewBox="0 0 21600 21600" draw:glue-points="10800 0 3163 3163 0 10800 3163 18437 10800 21600 18437 18437 21600 10800 18437 3163" draw:text-areas="3100 3100 18500 18500" draw:mirror-horizontal="false" draw:mirror-vertical="false" draw:type="flowchart-or" draw:enhanced-path="U 10800 10800 10800 10800 0 360 Z N M 0 10800 L 21600 10800 N M 10800 0 L 10800 21600 N"/>
        </draw:custom-shape>
        <draw:custom-shape draw:style-name="gr6" draw:text-style-name="P1" xml:id="id5" draw:id="id5" draw:layer="layout" svg:width="9.398cm" svg:height="3.302cm" svg:x="11.106cm" svg:y="10.717cm">
          <text:p text:style-name="P1">The application<text:line-break/>receives the resultant<text:line-break/>JSON via HTTP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7" draw:text-style-name="P1" xml:id="id3" draw:id="id3" draw:layer="layout" svg:width="7.747cm" svg:height="3.937cm" svg:x="11.922cm" svg:y="16.74cm">
          <text:p text:style-name="P1">Website receives query<text:line-break/>results and generates<text:line-break/>a JSON response to send <text:line-break/>to the applicait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1" draw:layer="layout" draw:type="lines" svg:x1="5.89cm" svg:y1="20.677cm" svg:x2="7.223cm" svg:y2="24.224cm" draw:start-shape="id1" draw:start-glue-point="6" draw:end-shape="id2" draw:end-glue-point="5" svg:d="M5890 20677v501l832 3046h501" svg:viewBox="0 0 1334 3548">
          <text:p/>
        </draw:connector>
        <draw:connector draw:style-name="gr11" draw:text-style-name="P1" draw:layer="layout" draw:type="lines" svg:x1="13.785cm" svg:y1="24.224cm" svg:x2="15.796cm" svg:y2="20.677cm" draw:start-shape="id2" draw:start-glue-point="7" draw:end-shape="id3" draw:end-glue-point="6" svg:d="M13785 24224h1814l197-3046v-501" svg:viewBox="0 0 2012 3548">
          <text:p/>
        </draw:connector>
        <draw:connector draw:style-name="gr11" draw:text-style-name="P1" draw:layer="layout" draw:type="lines" svg:x1="5.826cm" svg:y1="14.019cm" svg:x2="5.889cm" svg:y2="16.74cm" draw:start-shape="id4" draw:start-glue-point="8" draw:end-shape="id1" svg:d="M5826 14019v502l63 1717v502" svg:viewBox="0 0 64 2722">
          <text:p/>
        </draw:connector>
        <draw:connector draw:style-name="gr11" draw:text-style-name="P1" draw:layer="layout" draw:type="lines" svg:x1="15.796cm" svg:y1="16.74cm" svg:x2="15.805cm" svg:y2="14.019cm" draw:start-shape="id3" draw:start-glue-point="4" draw:end-shape="id5" draw:end-glue-point="8" svg:d="M15796 16740v-502l9-1717v-502" svg:viewBox="0 0 10 2722">
          <text:p/>
        </draw:connector>
        <draw:custom-shape draw:style-name="gr8" draw:text-style-name="P1" xml:id="id6" draw:id="id6" draw:layer="layout" svg:width="5.493cm" svg:height="2.413cm" svg:x="13.033cm" svg:y="3.459cm">
          <text:p text:style-name="P1">Requested data<text:line-break/>is displayed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8" draw:text-style-name="P1" xml:id="id9" draw:id="id9" draw:layer="layout" svg:width="6.223cm" svg:height="1.778cm" svg:x="1.208cm" svg:y="3.813cm">
          <text:p text:style-name="P1">User selects a<text:line-break/>subcategory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8" draw:text-style-name="P1" xml:id="id10" draw:id="id10" draw:layer="layout" svg:width="6.223cm" svg:height="1.778cm" svg:x="1.208cm" svg:y="5.972cm">
          <text:p text:style-name="P1">User selects a<text:line-break/>business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11" draw:text-style-name="P1" draw:layer="layout" draw:type="lines" svg:x1="15.805cm" svg:y1="10.717cm" svg:x2="15.779cm" svg:y2="5.872cm" draw:start-shape="id5" draw:start-glue-point="5" draw:end-shape="id6" draw:end-glue-point="6" svg:d="M15805 10717v-501l-26-3843v-501" svg:viewBox="0 0 27 4846">
          <text:p/>
        </draw:connector>
        <draw:connector draw:style-name="gr11" draw:text-style-name="P1" draw:layer="layout" draw:type="lines" svg:x1="6.809cm" svg:y1="2.543cm" svg:x2="8.815cm" svg:y2="7.917cm" draw:start-shape="id7" draw:start-glue-point="7" draw:end-shape="id8" draw:end-glue-point="11" svg:d="M6809 2543h1123l883 4705v669" svg:viewBox="0 0 2007 5375">
          <text:p/>
        </draw:connector>
        <draw:connector draw:style-name="gr11" draw:text-style-name="P1" draw:layer="layout" draw:type="lines" svg:x1="6.809cm" svg:y1="4.702cm" svg:x2="8.411cm" svg:y2="7.75cm" draw:start-shape="id9" draw:start-glue-point="7" draw:end-shape="id8" draw:end-glue-point="4" svg:d="M6809 4702h1123l479 2546v502" svg:viewBox="0 0 1603 3049">
          <text:p/>
        </draw:connector>
        <draw:connector draw:style-name="gr11" draw:text-style-name="P1" draw:layer="layout" draw:type="lines" svg:x1="6.809cm" svg:y1="6.861cm" svg:x2="8.006cm" svg:y2="7.917cm" draw:start-shape="id10" draw:start-glue-point="7" draw:end-shape="id8" draw:end-glue-point="5" svg:d="M6809 6861h1123l74 387v669" svg:viewBox="0 0 1198 1057">
          <text:p/>
        </draw:connector>
        <draw:connector draw:style-name="gr11" draw:text-style-name="P1" draw:layer="layout" draw:type="lines" svg:x1="8.411cm" svg:y1="8.893cm" svg:x2="6.766cm" svg:y2="10.717cm" draw:start-shape="id8" draw:start-glue-point="8" draw:end-shape="id4" draw:end-glue-point="4" svg:d="M8411 8893v501l-1645 822v501" svg:viewBox="0 0 1646 1825">
          <text:p/>
        </draw:connector>
        <draw:frame draw:style-name="gr3" draw:layer="layout" svg:width="4.799cm" svg:height="0.962cm" svg:x="15.378cm" svg:y="1.354cm">
          <draw:text-box>
            <text:p>iOS Applicati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7T08:52:23.057000000</meta:creation-date>
    <dc:date>2015-06-07T09:47:57.854000000</dc:date>
    <meta:editing-duration>PT25M13S</meta:editing-duration>
    <meta:editing-cycles>2</meta:editing-cycles>
    <meta:generator>LibreOffice/4.2.5.2$Windows_x86 LibreOffice_project/6ff819b65674ae6c83f3cbab9e4a4c2b292a7a94</meta:generator>
    <meta:document-statistic meta:object-count="26"/>
  </office:meta>
</office:document-meta>
</file>